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76b" officeooo:paragraph-rsid="00173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DE EXAMEN</text:p>
      <text:p text:style-name="P1">- que lee strlen: indica el tamaño ocupado del array, hasta que encuentr ‘\0’</text:p>
      <text:p text:style-name="P1"/>
      <text:p text:style-name="P1">- que es sizeof: es una sentencia de precompilación.</text:p>
      <text:p text:style-name="P1">Devuelve la cantidad de bites en una variable → sizeof(variable) =&gt; varía según el tipo de carácter:</text:p>
      <text:p text:style-name="P1">* int 4 bits</text:p>
      <text:p text:style-name="P1">* char 1bits</text:p>
      <text:p text:style-name="P1">*nombre de array (porque es la dirección de memoria del primer elemento del array):</text:p>
      <text:p text:style-name="P1">según el tipo de variable que contiene =&gt; (bits del tipo de variable) x (tamaño del array)</text:p>
      <text:p text:style-name="P1">* puntero: como guarda la direccion de memoria de otra variable (y la direccion de memoria es un puntero) =&gt; mide lo que mide int (numero) → 4bits.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6:00:45.219109312</meta:creation-date>
    <dc:date>2021-04-09T16:10:26.681157412</dc:date>
    <meta:editing-duration>PT9M42S</meta:editing-duration>
    <meta:editing-cycles>1</meta:editing-cycles>
    <meta:document-statistic meta:table-count="0" meta:image-count="0" meta:object-count="0" meta:page-count="1" meta:paragraph-count="10" meta:word-count="109" meta:character-count="593" meta:non-whitespace-character-count="492"/>
    <meta:generator>LibreOffice/6.4.6.2$Linux_X86_64 LibreOffice_project/40$Build-2</meta:generator>
  </office:meta>
</office:document-meta>
</file>